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0.553cm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fo:min-height="0.447cm"/>
    </style:style>
    <style:style style:name="gr4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2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layer="layout" svg:width="0.637cm" svg:height="0.803cm" svg:x="3.291cm" svg:y="0.69cm">
          <draw:text-box>
            <text:p><text:span text:style-name="T1">ڈ</text:span></text:p>
          </draw:text-box>
        </draw:frame>
        <draw:frame draw:style-name="gr2" draw:layer="layout" svg:width="1.217cm" svg:height="1.279cm" svg:x="3.894cm" svg:y="2.0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0.637cm" svg:height="0.803cm" svg:x="3.303cm" svg:y="0.976cm">
          <draw:text-box>
            <text:p><text:span text:style-name="T1">د</text:span></text:p>
          </draw:text-box>
        </draw:frame>
        <draw:frame draw:style-name="gr3" draw:layer="layout" svg:width="0.612cm" svg:height="0.697cm" svg:x="4.596cm" svg:y="1.543cm">
          <draw:text-box>
            <text:p><text:span text:style-name="T2">ر</text:span></text:p>
          </draw:text-box>
        </draw:frame>
        <draw:frame draw:style-name="gr1" draw:layer="layout" svg:width="0.637cm" svg:height="0.803cm" svg:x="4.145cm" svg:y="1.521cm">
          <draw:text-box>
            <text:p><text:span text:style-name="T1">د</text:span></text:p>
          </draw:text-box>
        </draw:frame>
        <draw:frame draw:style-name="gr1" draw:layer="layout" svg:width="0.637cm" svg:height="0.803cm" svg:x="3.757cm" svg:y="1.562cm">
          <draw:text-box>
            <text:p><text:span text:style-name="T1">ڈ</text:span></text:p>
          </draw:text-box>
        </draw:frame>
        <draw:frame draw:style-name="gr1" draw:layer="layout" svg:width="0.625cm" svg:height="0.803cm" svg:x="4.849cm" svg:y="0.767cm">
          <draw:text-box>
            <text:p><text:span text:style-name="T1">ر</text:span></text:p>
          </draw:text-box>
        </draw:frame>
        <draw:g>
          <draw:polygon draw:style-name="gr4" draw:text-style-name="P1" draw:layer="layout" svg:width="0.387cm" svg:height="0cm" svg:x="4.475cm" svg:y="1.225cm" svg:viewBox="0 0 388 0" draw:points="0,0 388,0">
            <text:p/>
          </draw:polygon>
          <draw:g>
            <draw:polygon draw:style-name="gr5" draw:text-style-name="P1" draw:layer="layout" svg:width="0.387cm" svg:height="0cm" svg:x="3.867cm" svg:y="1.105cm" svg:viewBox="0 0 388 0" draw:points="0,0 388,0">
              <text:p/>
            </draw:polygon>
            <draw:polygon draw:style-name="gr6" draw:text-style-name="P1" draw:layer="layout" svg:width="0.387cm" svg:height="0cm" svg:x="3.867cm" svg:y="1.345cm" svg:viewBox="0 0 388 0" draw:points="0,0 388,0">
              <text:p/>
            </draw:polygon>
            <draw:path draw:style-name="gr7" draw:text-style-name="P1" draw:layer="layout" svg:width="0.123cm" svg:height="0.452cm" svg:x="4.164cm" svg:y="1cm" svg:viewBox="0 0 124 453" svg:d="m0 0c76 48 124 131 124 229 0 95-45 176-117 224">
              <text:p/>
            </draw:path>
          </draw:g>
          <draw:path draw:style-name="gr8" draw:text-style-name="P1" draw:layer="layout" svg:width="0.305cm" svg:height="0.222cm" svg:x="4.171cm" svg:y="1.005cm" svg:viewBox="0 0 306 223" svg:d="m0 0c147 0 267 91 306 223">
            <text:p/>
          </draw:path>
          <draw:path draw:style-name="gr9" draw:text-style-name="P1" draw:layer="layout" svg:width="-0.305cm" svg:height="-0.222cm" svg:x="4.478cm" svg:y="1.447cm" svg:viewBox="0 0 -306 -223" svg:d="m306 0c-147 0-267 91-306 223">
            <text:p/>
          </draw:path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halid khan</meta:initial-creator>
    <meta:creation-date>2011-02-25T16:05:46</meta:creation-date>
    <dc:date>2011-11-13T18:08:03</dc:date>
    <dc:creator>khalid khan</dc:creator>
    <meta:editing-duration>PT6H31M36S</meta:editing-duration>
    <meta:editing-cycles>25</meta:editing-cycles>
    <meta:generator>LibreOffice/3.4$Linux LibreOffice_project/340m1$Build-402</meta:generator>
    <meta:document-statistic meta:object-count="15"/>
  </office:meta>
</office:document-meta>
</file>

<file path=Object 2/content.xml><?xml version="1.0" encoding="utf-8"?>
<math xmlns="http://www.w3.org/1998/Math/MathML">
  <semantics>
    <mrow>
      <mtable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</mn>
                    </mrow>
                  </mrow>
                </mstyle>
              </mphantom>
              <mn>0</mn>
            </mrow>
          </mtd>
        </mtr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</mn>
                    </mrow>
                  </mrow>
                </mstyle>
              </mphantom>
              <mn>1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</mn>
                    </mrow>
                  </mrow>
                </mstyle>
              </mphantom>
              <mn>1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</mn>
                    </mrow>
                  </mrow>
                </mstyle>
              </mphantom>
              <mn>1</mn>
            </mrow>
          </mtd>
        </mtr>
      </mtable>
    </mrow>
    <annotation encoding="StarMath 5.0">stack{
alignl 0 phantom{0} 0 phantom{00} 0 #
alignl 0 phantom{0} 1 phantom{00} 1 #
alignl 1 phantom{0} 0 phantom{00} 1 #
alignl 1 phantom{0} 1 phantom{00} 1 }</annotation>
  </semantics>
</math>
</file>